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94.26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12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Pi-2">
      <style:table-properties table:display="true" style:writing-mode="lr-tb"/>
    </style:style>
    <style:style style:name="ta2" style:family="table" style:master-page-name="PageStyle_5f_WeatherStation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Pi-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2 GAIAPi Environemental Device + Gateway + 3-Phases Power Meter</text:p>
          </table:table-cell>
          <table:covered-table-cell table:number-columns-repeated="3" table:style-name="ce4"/>
          <table:covered-table-cell table:style-name="ce10"/>
          <table:table-cell table:number-columns-repeated="1019"/>
        </table:table-row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o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iwi-electronics</text:p>
          </table:table-cell>
          <table:table-cell table:style-name="ce2" office:value-type="string" calcext:value-type="string">
            <text:p>Grove-Digital Temperature and humidity sensor</text:p>
          </table:table-cell>
          <table:table-cell table:style-name="ce6" office:value-type="currency" office:currency="EUR" office:value="12.95" calcext:value-type="currency">
            <text:p>12.95 €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formula="of:=[.D3]*[.C3]" office:value-type="currency" office:currency="EUR" office:value="25.9" calcext:value-type="currency">
            <text:p>25.90 €</text:p>
          </table:table-cell>
          <table:table-cell table:style-name="ce12" office:value-type="string" calcext:value-type="string">
            <text:p><text:a xlink:href="https://www.kiwi-electronics.nl/grove-temperature-humidity-sensor-high-accuracy-mini?search=grove%20temp" xlink:type="simple">https://www.kiwi-electronics.nl/grove-temperature-humidity-sensor-high-accuracy-mini?search=grove%20temp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Grove-Digital Light sensor</text:p>
          </table:table-cell>
          <table:table-cell table:style-name="ce6" office:value-type="currency" office:currency="EUR" office:value="10.95" calcext:value-type="currency">
            <text:p>10.95 €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formula="of:=[.D4]*[.C4]" office:value-type="currency" office:currency="EUR" office:value="21.9" calcext:value-type="currency">
            <text:p>21.90 €</text:p>
          </table:table-cell>
          <table:table-cell table:style-name="ce12" office:value-type="string" calcext:value-type="string">
            <text:p><text:a xlink:href="https://www.kiwi-electronics.nl/grove-digital-light-sensor?search=grove%20light" xlink:type="simple">https://www.kiwi-electronics.nl/grove-digital-light-sensor?search=grove%20light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Grove Pir Sensor</text:p>
          </table:table-cell>
          <table:table-cell table:style-name="ce6" office:value-type="currency" office:currency="EUR" office:value="9.95" calcext:value-type="currency">
            <text:p>9.95 €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formula="of:=[.D5]*[.C5]" office:value-type="currency" office:currency="EUR" office:value="19.9" calcext:value-type="currency">
            <text:p>19.90 €</text:p>
          </table:table-cell>
          <table:table-cell table:style-name="ce12" office:value-type="string" calcext:value-type="string">
            <text:p><text:a xlink:href="https://www.kiwi-electronics.nl/grove-pir-motion-sensor?search=grove%20pir" xlink:type="simple">https://www.kiwi-electronics.nl/grove-pir-motion-sensor?search=grove%20pir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Grove-Loudness Sensor</text:p>
          </table:table-cell>
          <table:table-cell table:style-name="ce6" office:value-type="currency" office:currency="EUR" office:value="7.95" calcext:value-type="currency">
            <text:p>7.95 €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formula="of:=[.D6]*[.C6]" office:value-type="currency" office:currency="EUR" office:value="15.9" calcext:value-type="currency">
            <text:p>15.90 €</text:p>
          </table:table-cell>
          <table:table-cell table:style-name="ce12" office:value-type="string" calcext:value-type="string">
            <text:p><text:a xlink:href="https://www.kiwi-electronics.nl/grove-loudness-sensor?search=grove%20loudness" xlink:type="simple">https://www.kiwi-electronics.nl/grove-loudness-sensor?search=grove%20loudness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GrovePi shields</text:p>
          </table:table-cell>
          <table:table-cell table:style-name="ce6" office:value-type="currency" office:currency="EUR" office:value="35.95" calcext:value-type="currency">
            <text:p>35.95 €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formula="of:=[.D7]*[.C7]" office:value-type="currency" office:currency="EUR" office:value="71.9" calcext:value-type="currency">
            <text:p>71.90 €</text:p>
          </table:table-cell>
          <table:table-cell table:style-name="ce12" office:value-type="string" calcext:value-type="string">
            <text:p><text:a xlink:href="https://www.kiwi-electronics.nl/grove-pi?search=grove%20pi" xlink:type="simple">https://www.kiwi-electronics.nl/grove-pi?search=grove%20pi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aspberrt Pi 3 Model B</text:p>
          </table:table-cell>
          <table:table-cell table:style-name="ce6" office:value-type="currency" office:currency="EUR" office:value="38.95" calcext:value-type="currency">
            <text:p>38.95 €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formula="of:=[.D8]*[.C8]" office:value-type="currency" office:currency="EUR" office:value="77.9" calcext:value-type="currency">
            <text:p>77.90 €</text:p>
          </table:table-cell>
          <table:table-cell table:style-name="ce12" office:value-type="string" calcext:value-type="string">
            <text:p><text:a xlink:href="https://www.kiwi-electronics.nl/raspberry-pi-3-model-b?search=Raspberry%20pi%203" xlink:type="simple">https://www.kiwi-electronics.nl/raspberry-pi-3-model-b?search=Raspberry%20pi%203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ower Supply</text:p>
          </table:table-cell>
          <table:table-cell table:style-name="ce6" office:value-type="currency" office:currency="EUR" office:value="10.95" calcext:value-type="currency">
            <text:p>10.95 €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formula="of:=[.D9]*[.C9]" office:value-type="currency" office:currency="EUR" office:value="21.9" calcext:value-type="currency">
            <text:p>21.90 €</text:p>
          </table:table-cell>
          <table:table-cell table:style-name="ce13" office:value-type="string" calcext:value-type="string">
            <text:p><text:a xlink:href="https://www.kiwi-electronics.nl/raspberry-pi-voeding-5-1v-2-5a-wit-eu-uk-us-au-plug?search=USB%20power%20supply" xlink:type="simple">https://www.kiwi-electronics.nl/raspberry-pi-voeding-5-1v-2-5a-wit-eu-uk-us-au-plug?search=USB%20power%20supply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micro SD (8Gb)</text:p>
          </table:table-cell>
          <table:table-cell table:style-name="ce6" office:value-type="currency" office:currency="EUR" office:value="8.95" calcext:value-type="currency">
            <text:p>8.95 €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formula="of:=[.D10]*[.C10]" office:value-type="currency" office:currency="EUR" office:value="17.9" calcext:value-type="currency">
            <text:p>17.90 €</text:p>
          </table:table-cell>
          <table:table-cell table:style-name="ce13" office:value-type="string" calcext:value-type="string">
            <text:p><text:a xlink:href="https://www.kiwi-electronics.nl/Transcend-8GB-Class-10-MicroSDHC-UHS-1?search=microsd" xlink:type="simple">https://www.kiwi-electronics.nl/Transcend-8GB-Class-10-MicroSDHC-UHS-1?search=microsd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dmypi</text:p>
          </table:table-cell>
          <table:table-cell table:style-name="ce2" office:value-type="string" calcext:value-type="string">
            <text:p>GrovePi case</text:p>
          </table:table-cell>
          <table:table-cell table:style-name="ce6" office:value-type="currency" office:currency="EUR" office:value="11.36" calcext:value-type="currency">
            <text:p>11.36 €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formula="of:=[.D11]*[.C11]" office:value-type="currency" office:currency="EUR" office:value="22.72" calcext:value-type="currency">
            <text:p>22.72 €</text:p>
          </table:table-cell>
          <table:table-cell table:style-name="ce3" office:value-type="string" calcext:value-type="string">
            <text:p>https://www.modmypi.com/raspberry-pi/cases-183/raspberry-pi-b-plus2-and-3-cases-1122/cases-for-hats-and-boards-1133/modmypi-grove-pi-case/?search=grove%20pi%20case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7"/>
          <table:table-cell table:style-name="ce3"/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Robotshop</text:p>
          </table:table-cell>
          <table:table-cell table:style-name="ce2" office:value-type="string" calcext:value-type="string">
            <text:p>Iboard</text:p>
          </table:table-cell>
          <table:table-cell table:style-name="ce6" office:value-type="currency" office:currency="EUR" office:value="18.85" calcext:value-type="currency">
            <text:p>18.85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3]*[.C13]" office:value-type="currency" office:currency="EUR" office:value="18.85" calcext:value-type="currency">
            <text:p>18.85 €</text:p>
          </table:table-cell>
          <table:table-cell table:style-name="ce14" office:value-type="string" calcext:value-type="string">
            <text:p><text:a xlink:href="https://www.robotshop.com/eu/en/iboard-wireless-arduino-compatible-platform.html" xlink:type="simple">https://www.robotshop.com/eu/en/iboard-wireless-arduino-compatible-platform.html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Non-Invasive AC Current Sensor </text:p>
          </table:table-cell>
          <table:table-cell table:style-name="ce6" office:value-type="currency" office:currency="EUR" office:value="8.53" calcext:value-type="currency">
            <text:p>8.53 €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D14]*[.C14]" office:value-type="currency" office:currency="EUR" office:value="25.59" calcext:value-type="currency">
            <text:p>25.59 €</text:p>
          </table:table-cell>
          <table:table-cell table:style-name="ce15" office:value-type="string" calcext:value-type="string">
            <text:p><text:a xlink:href="https://www.robotshop.com/eu/en/seeedstudio-non-invasive-ac-current-sensor-30a-max.html" xlink:type="simple">https://www.robotshop.com/eu/en/seeedstudio-non-invasive-ac-current-sensor-30a-max.html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lug Power Adapter 12V 2A</text:p>
          </table:table-cell>
          <table:table-cell table:style-name="ce6" office:value-type="currency" office:currency="EUR" office:value="11.66" calcext:value-type="currency">
            <text:p>11.66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5]*[.C15]" office:value-type="currency" office:currency="EUR" office:value="11.66" calcext:value-type="currency">
            <text:p>11.66 €</text:p>
          </table:table-cell>
          <table:table-cell table:style-name="ce15" office:value-type="string" calcext:value-type="string">
            <text:p><text:a xlink:href="https://www.robotshop.com/eu/en/phidgets-power-supply-12vdc-2a-eu.html" xlink:type="simple">https://www.robotshop.com/eu/en/phidgets-power-supply-12vdc-2a-eu.html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Xbee Explorer Regulated</text:p>
          </table:table-cell>
          <table:table-cell table:style-name="ce6" office:value-type="currency" office:currency="EUR" office:value="8.03" calcext:value-type="currency">
            <text:p>8.03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6]*[.C16]" office:value-type="currency" office:currency="EUR" office:value="8.03" calcext:value-type="currency">
            <text:p>8.03 €</text:p>
          </table:table-cell>
          <table:table-cell table:style-name="ce15" office:value-type="string" calcext:value-type="string">
            <text:p><text:a xlink:href="https://www.robotshop.com/eu/en/sfe-xbee-explorer-regulated.html" xlink:type="simple">https://www.robotshop.com/eu/en/sfe-xbee-explorer-regulated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OSH-Park</text:p>
          </table:table-cell>
          <table:table-cell table:style-name="ce3" office:value-type="string" calcext:value-type="string">
            <text:p>PCB Power meter- connector</text:p>
          </table:table-cell>
          <table:table-cell table:style-name="ce6" office:value-type="currency" office:currency="EUR" office:value="8" calcext:value-type="currency">
            <text:p>8.00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7]*[.C17]" office:value-type="currency" office:currency="EUR" office:value="8" calcext:value-type="currency">
            <text:p>8.00 €</text:p>
          </table:table-cell>
          <table:table-cell table:style-name="ce3" office:value-type="string" calcext:value-type="string">
            <text:p>(Packet of 3 need 1)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CB Sensor Jack</text:p>
          </table:table-cell>
          <table:table-cell table:style-name="ce7" office:value-type="currency" office:currency="EUR" office:value="9" calcext:value-type="currency">
            <text:p>9.00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8]*[.C18]" office:value-type="currency" office:currency="EUR" office:value="9" calcext:value-type="currency">
            <text:p>9.00 €</text:p>
          </table:table-cell>
          <table:table-cell table:style-name="ce3" office:value-type="string" calcext:value-type="string">
            <text:p>(Packet of 3 need 1)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CB Power meter</text:p>
          </table:table-cell>
          <table:table-cell table:style-name="ce7" office:value-type="currency" office:currency="EUR" office:value="18.91" calcext:value-type="currency">
            <text:p>18.91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19]*[.C19]" office:value-type="currency" office:currency="EUR" office:value="18.91" calcext:value-type="currency">
            <text:p>18.91 €</text:p>
          </table:table-cell>
          <table:table-cell table:style-name="ce3" office:value-type="string" calcext:value-type="string">
            <text:p>(Packet of 3 need 1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ME</text:p>
          </table:table-cell>
          <table:table-cell table:style-name="ce3" office:value-type="string" calcext:value-type="string">
            <text:p>SMD Capaciot 10uF</text:p>
          </table:table-cell>
          <table:table-cell table:style-name="ce7" office:value-type="currency" office:currency="EUR" office:value="0.7" calcext:value-type="currency">
            <text:p>0.70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20]*[.C20]" office:value-type="currency" office:currency="EUR" office:value="0.7" calcext:value-type="currency">
            <text:p>0.70 €</text:p>
          </table:table-cell>
          <table:table-cell table:style-name="ce3" office:value-type="string" calcext:value-type="string">
            <text:p>(Packet of 10, need 3)</text:p>
          </table:table-cell>
          <table:table-cell table:style-name="ce15" office:value-type="string" calcext:value-type="string">
            <text:p><text:a xlink:href="https://www.tme.eu/en/details/cl21a106kaynnng/0805-mlcc-smd-capacitors/samsung/" xlink:type="simple">https://www.tme.eu/en/details/cl21a106kaynnng/0805-mlcc-smd-capacitors/samsung/</text:a>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SMD Resitor10kΩ</text:p>
          </table:table-cell>
          <table:table-cell table:style-name="ce7" office:value-type="currency" office:currency="EUR" office:value="0.7" calcext:value-type="currency">
            <text:p>0.70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21]*[.C21]" office:value-type="currency" office:currency="EUR" office:value="0.7" calcext:value-type="currency">
            <text:p>0.70 €</text:p>
          </table:table-cell>
          <table:table-cell table:style-name="ce3" office:value-type="string" calcext:value-type="string">
            <text:p>(Packet of 10, need 3)</text:p>
          </table:table-cell>
          <table:table-cell table:style-name="ce15" office:value-type="string" calcext:value-type="string">
            <text:p><text:a xlink:href="https://www.tme.eu/en/details/smd0805-10k-hp25/0805-smd-precision-resistors/royal-ohm/tc0525b0103t5/" xlink:type="simple">https://www.tme.eu/en/details/smd0805-10k-hp25/0805-smd-precision-resistors/royal-ohm/tc0525b0103t5/</text:a>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Z-108F-Enclosure</text:p>
          </table:table-cell>
          <table:table-cell table:style-name="ce7" office:value-type="currency" office:currency="EUR" office:value="2.22" calcext:value-type="currency">
            <text:p>2.22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22]*[.C22]" office:value-type="currency" office:currency="EUR" office:value="2.22" calcext:value-type="currency">
            <text:p>2.22 €</text:p>
          </table:table-cell>
          <table:table-cell table:style-name="ce15" office:value-type="string" calcext:value-type="string">
            <text:p><text:a xlink:href="https://www.tme.eu/en/details/z-108f-ps/din-rail-mounting-enclosures/kradex/z108jf-ps/" xlink:type="simple">https://www.tme.eu/en/details/z-108f-ps/din-rail-mounting-enclosures/kradex/z108jf-ps/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parkfun</text:p>
          </table:table-cell>
          <table:table-cell table:style-name="ce3" office:value-type="string" calcext:value-type="string">
            <text:p>Xbee s1 Pro</text:p>
          </table:table-cell>
          <table:table-cell table:style-name="ce7" office:value-type="currency" office:currency="EUR" office:value="32.55" calcext:value-type="currency">
            <text:p>32.55 €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.D23]*[.C23]" office:value-type="currency" office:currency="EUR" office:value="65.1" calcext:value-type="currency">
            <text:p>65.10 €</text:p>
          </table:table-cell>
          <table:table-cell table:style-name="ce15" office:value-type="string" calcext:value-type="string">
            <text:p><text:a xlink:href="https://www.sparkfun.com/products/8742" xlink:type="simple">https://www.sparkfun.com/products/8742</text:a>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Jumper Wire - 0.1", 5-pin, 4"</text:p>
          </table:table-cell>
          <table:table-cell table:style-name="ce7" office:value-type="currency" office:currency="EUR" office:value="0.81" calcext:value-type="currency">
            <text:p>0.81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24]*[.C24]" office:value-type="currency" office:currency="EUR" office:value="0.81" calcext:value-type="currency">
            <text:p>0.81 €</text:p>
          </table:table-cell>
          <table:table-cell table:style-name="ce15" office:value-type="string" calcext:value-type="string">
            <text:p><text:a xlink:href="https://www.sparkfun.com/products/10365" xlink:type="simple">https://www.sparkfun.com/products/10365</text:a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las digital</text:p>
          </table:table-cell>
          <table:table-cell table:style-name="ce2" office:value-type="string" calcext:value-type="string">
            <text:p>Arduino Pro micro</text:p>
          </table:table-cell>
          <table:table-cell table:style-name="ce6" office:value-type="currency" office:currency="EUR" office:value="8.49" calcext:value-type="currency">
            <text:p>8.49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25]*[.C25]" office:value-type="currency" office:currency="EUR" office:value="8.49" calcext:value-type="currency">
            <text:p>8.49 €</text:p>
          </table:table-cell>
          <table:table-cell table:style-name="ce13" office:value-type="string" calcext:value-type="string">
            <text:p><text:a xlink:href="https://www.hellasdigital.gr/go-create/arduino/arduino-leonardo-micro-w-atmega32u4/" xlink:type="simple">https://www.hellasdigital.gr/go-create/arduino/arduino-leonardo-micro-w-atmega32u4/</text:a>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Transformer 5V 2A</text:p>
          </table:table-cell>
          <table:table-cell table:style-name="ce6" office:value-type="currency" office:currency="EUR" office:value="6.5" calcext:value-type="currency">
            <text:p>6.50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D26]*[.C26]" office:value-type="currency" office:currency="EUR" office:value="6.5" calcext:value-type="currency">
            <text:p>6.50 €</text:p>
          </table:table-cell>
          <table:table-cell table:style-name="ce13" office:value-type="string" calcext:value-type="string">
            <text:p><text:a xlink:href="https://www.hellasdigital.gr/electronics/boost-and-buck-converters/5v-1a-ac-dc-power-supply-converter-step-down-module-adaptor-transformer/" xlink:type="simple">https://www.hellasdigital.gr/electronics/boost-and-buck-converters/5v-1a-ac-dc-power-supply-converter-step-down-module-adaptor-transformer/</text:a>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" office:value-type="string" calcext:value-type="string">
            <text:p>Pinhead Female</text:p>
          </table:table-cell>
          <table:table-cell table:style-name="ce6" office:value-type="currency" office:currency="EUR" office:value="0.25" calcext:value-type="currency">
            <text:p>0.25 €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[.D27]*[.C27]" office:value-type="currency" office:currency="EUR" office:value="0.5" calcext:value-type="currency">
            <text:p>0.50 €</text:p>
          </table:table-cell>
          <table:table-cell table:style-name="ce15" office:value-type="string" calcext:value-type="string">
            <text:p><text:a xlink:href="https://www.hellasdigital.gr/electronics/prototyping/cables-pins/40pin-2.54mm-single-row-female-pin-header/" xlink:type="simple">https://www.hellasdigital.gr/electronics/prototyping/cables-pins/40pin-2.54mm-single-row-female-pin-header/</text:a>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Pinhead Male</text:p>
          </table:table-cell>
          <table:table-cell table:style-name="ce6" office:value-type="currency" office:currency="EUR" office:value="0.3" calcext:value-type="currency">
            <text:p>0.30 €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D28]*[.C28]" office:value-type="currency" office:currency="EUR" office:value="0.9" calcext:value-type="currency">
            <text:p>0.90 €</text:p>
          </table:table-cell>
          <table:table-cell table:style-name="ce15" office:value-type="string" calcext:value-type="string">
            <text:p><text:a xlink:href="https://www.hellasdigital.gr/electronics/prototyping/cables-pins/40pin-2.54mm-single-row-male-pin-header/" xlink:type="simple">https://www.hellasdigital.gr/electronics/prototyping/cables-pins/40pin-2.54mm-single-row-male-pin-header/</text:a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6"/>
          <table:table-cell table:style-name="ce3"/>
          <table:table-cell table:style-name="ce6"/>
          <table:table-cell table:number-columns-repeated="1019"/>
        </table:table-row>
        <table:table-row table:style-name="ro1">
          <table:table-cell table:number-columns-repeated="3"/>
          <table:table-cell table:style-name="ce9" office:value-type="string" calcext:value-type="string">
            <text:p>TOTAL</text:p>
          </table:table-cell>
          <table:table-cell table:style-name="ce11" table:formula="of:=SUM([.E3:.E29])" office:value-type="string" office:string-value="481.88 €" calcext:value-type="string">
            <text:p>481.88 €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atherStation" table:style-name="ta2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1 Weather station. (Wind direction, wind velocity, rain) Ethernet Comunication</text:p>
          </table:table-cell>
          <table:covered-table-cell table:number-columns-repeated="3" table:style-name="ce4"/>
          <table:covered-table-cell table:style-name="ce10"/>
          <table:table-cell/>
          <table:table-cell table:style-name="ce3" office:value-type="string" calcext:value-type="string">
            <text:p>Link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otal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iwi-electronic</text:p>
          </table:table-cell>
          <table:table-cell table:style-name="ce3" office:value-type="string" calcext:value-type="string">
            <text:p>Weather meters</text:p>
          </table:table-cell>
          <table:table-cell table:style-name="ce3" office:value-type="float" office:value="89.95" calcext:value-type="float">
            <text:p>89.95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3]*[.D3]" office:value-type="currency" office:currency="EUR" office:value="89.95" calcext:value-type="currency">
            <text:p>89.95 €</text:p>
          </table:table-cell>
          <table:table-cell/>
          <table:table-cell table:style-name="ce15" office:value-type="string" calcext:value-type="string">
            <text:p><text:a xlink:href="https://www.kiwi-electronics.nl/weather-meters?search=weather" xlink:type="simple">https://www.kiwi-electronics.nl/weather-meters?search=weather</text:a>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Enclosure</text:p>
          </table:table-cell>
          <table:table-cell table:style-name="ce3" office:value-type="float" office:value="22.29" calcext:value-type="float">
            <text:p>22.2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4]*[.D4]" office:value-type="currency" office:currency="EUR" office:value="22.29" calcext:value-type="currency">
            <text:p>22.29 €</text:p>
          </table:table-cell>
          <table:table-cell/>
          <table:table-cell table:style-name="ce15" office:value-type="string" calcext:value-type="string">
            <text:p><text:a xlink:href="https://www.kiwi-electronics.nl/weerbestendige-behuizing-groot?search=weather" xlink:type="simple">https://www.kiwi-electronics.nl/weerbestendige-behuizing-groot?search=weather</text:a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4-Gon</text:p>
          </table:table-cell>
          <table:table-cell table:style-name="ce3" office:value-type="string" calcext:value-type="string">
            <text:p>POE Kit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6]*[.D6]" office:value-type="string" office:string-value="8.10 €" calcext:value-type="string">
            <text:p>8.10 €</text:p>
          </table:table-cell>
          <table:table-cell/>
          <table:table-cell table:style-name="ce15" office:value-type="string" calcext:value-type="string">
            <text:p><text:a xlink:href="http://www.4gon.co.uk/ubiquiti-poe15-p-5244.html?gclid=CNmhktjaqLwCFQ0K3godsVgAfw" xlink:type="simple">http://www.4gon.co.uk/ubiquiti-poe15-p-5244.html?gclid=CNmhktjaqLwCFQ0K3godsVgAfw</text:a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Robotshop</text:p>
          </table:table-cell>
          <table:table-cell table:style-name="ce2" office:value-type="string" calcext:value-type="string">
            <text:p>Iboard</text:p>
          </table:table-cell>
          <table:table-cell table:style-name="ce6" office:value-type="currency" office:currency="EUR" office:value="15.71" calcext:value-type="currency">
            <text:p>15.71 €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[.C8]*[.D8]" office:value-type="string" office:string-value="15.71 €" calcext:value-type="string">
            <text:p>15.71 €</text:p>
          </table:table-cell>
          <table:table-cell/>
          <table:table-cell table:style-name="ce14" office:value-type="string" calcext:value-type="string">
            <text:p><text:a xlink:href="https://www.robotshop.com/eu/en/iboard-wireless-arduino-compatible-platform.html" xlink:type="simple">https://www.robotshop.com/eu/en/iboard-wireless-arduino-compatible-platform.html</text:a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DX</text:p>
          </table:table-cell>
          <table:table-cell table:style-name="ce2" office:value-type="string" calcext:value-type="string">
            <text:p>Pinhead Female</text:p>
          </table:table-cell>
          <table:table-cell table:style-name="ce6" office:value-type="currency" office:currency="EUR" office:value="0.3" calcext:value-type="currency">
            <text:p>0.30 €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[.C10]*[.D10]" office:value-type="currency" office:currency="EUR" office:value="0.3" calcext:value-type="currency">
            <text:p>0.30 €</text:p>
          </table:table-cell>
          <table:table-cell table:style-name="ce3"/>
          <table:table-cell table:style-name="ce15" office:value-type="string" calcext:value-type="string">
            <text:p><text:a xlink:href="https://www.hellasdigital.gr/electronics/prototyping/cables-pins/40pin-2.54mm-single-row-female-pin-header/" xlink:type="simple">https://www.hellasdigital.gr/electronics/prototyping/cables-pins/40pin-2.54mm-single-row-female-pin-header/</text:a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inhead Male</text:p>
          </table:table-cell>
          <table:table-cell table:style-name="ce6" office:value-type="currency" office:currency="EUR" office:value="0.25" calcext:value-type="currency">
            <text:p>0.25 €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[.C11]*[.D11]" office:value-type="currency" office:currency="EUR" office:value="0.25" calcext:value-type="currency">
            <text:p>0.25 €</text:p>
          </table:table-cell>
          <table:table-cell table:style-name="ce3"/>
          <table:table-cell table:style-name="ce15" office:value-type="string" calcext:value-type="string">
            <text:p><text:a xlink:href="https://www.hellasdigital.gr/electronics/prototyping/cables-pins/40pin-2.54mm-single-row-male-pin-header/" xlink:type="simple">https://www.hellasdigital.gr/electronics/prototyping/cables-pins/40pin-2.54mm-single-row-male-pin-header/</text:a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TME</text:p>
          </table:table-cell>
          <table:table-cell table:style-name="ce3" office:value-type="string" calcext:value-type="string">
            <text:p>SMD Resistor 10kΩ</text:p>
          </table:table-cell>
          <table:table-cell table:style-name="ce7" office:value-type="currency" office:currency="EUR" office:value="0.7" calcext:value-type="currency">
            <text:p>0.70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13]*[.D13]" office:value-type="currency" office:currency="EUR" office:value="0.7" calcext:value-type="currency">
            <text:p>0.70 €</text:p>
          </table:table-cell>
          <table:table-cell table:style-name="ce3" office:value-type="string" calcext:value-type="string">
            <text:p>(Packet of 10, need 1)</text:p>
          </table:table-cell>
          <table:table-cell table:style-name="ce15" office:value-type="string" calcext:value-type="string">
            <text:p><text:a xlink:href="https://www.tme.eu/en/details/smd0805-10k-hp25/0805-smd-precision-resistors/royal-ohm/tc0525b0103t5/" xlink:type="simple">https://www.tme.eu/en/details/smd0805-10k-hp25/0805-smd-precision-resistors/royal-ohm/tc0525b0103t5/</text:a>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SMD Resistor 1kΩ</text:p>
          </table:table-cell>
          <table:table-cell table:style-name="ce7" office:value-type="currency" office:currency="EUR" office:value="0.7" calcext:value-type="currency">
            <text:p>0.70 €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14]*[.D14]" office:value-type="currency" office:currency="EUR" office:value="0.7" calcext:value-type="currency">
            <text:p>0.70 €</text:p>
          </table:table-cell>
          <table:table-cell table:style-name="ce3" office:value-type="string" calcext:value-type="string">
            <text:p>(Packet of 10, need 8)</text:p>
          </table:table-cell>
          <table:table-cell table:style-name="ce15" office:value-type="string" calcext:value-type="string">
            <text:p><text:a xlink:href="https://www.tme.eu/en/details/smd0805-2k-hp25/0805-smd-precision-resistors/royal-ohm/tc0525b0202t5/" xlink:type="simple">https://www.tme.eu/en/details/smd0805-2k-hp25/0805-smd-precision-resistors/royal-ohm/tc0525b0202t5/</text:a>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Bicolor led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15]*[.D15]" office:value-type="currency" office:currency="EUR" office:value="0.27" calcext:value-type="currency">
            <text:p>0.27 €</text:p>
          </table:table-cell>
          <table:table-cell/>
          <table:table-cell table:style-name="ce15" office:value-type="string" calcext:value-type="string">
            <text:p><text:a xlink:href="https://www.tme.eu/en/details/l-59egc/tht-leds-5mm/kingbright-electronic/" xlink:type="simple">https://www.tme.eu/en/details/l-59egc/tht-leds-5mm/kingbright-electronic/</text:a>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J11; socke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16]*[.D16]" office:value-type="currency" office:currency="EUR" office:value="2" calcext:value-type="currency">
            <text:p>2.00 €</text:p>
          </table:table-cell>
          <table:table-cell table:style-name="ce3" office:value-type="string" calcext:value-type="string">
            <text:p>(Packet of 5, need 2)</text:p>
          </table:table-cell>
          <table:table-cell table:style-name="ce15" office:value-type="string" calcext:value-type="string">
            <text:p><text:a xlink:href="https://www.tme.eu/en/details/rj11gk/rj-connectors/ninigi/" xlink:type="simple">https://www.tme.eu/en/details/rj11gk/rj-connectors/ninigi/</text:a></text:p>
          </table:table-cell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SEMICONDUCTOR BAS16HT1G - Diode: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17]*[.D17]" office:value-type="currency" office:currency="EUR" office:value="0.6" calcext:value-type="currency">
            <text:p>0.60 €</text:p>
          </table:table-cell>
          <table:table-cell table:style-name="ce3" office:value-type="string" calcext:value-type="string">
            <text:p>(Packet of 25, need 6)</text:p>
          </table:table-cell>
          <table:table-cell table:style-name="ce15" office:value-type="string" calcext:value-type="string">
            <text:p><text:a xlink:href="https://www.tme.eu/en/details/bas16ht1g/smd-universal-diodes/on-semiconductor/" xlink:type="simple">https://www.tme.eu/en/details/bas16ht1g/smd-universal-diodes/on-semiconductor/</text:a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OSH</text:p>
          </table:table-cell>
          <table:table-cell table:style-name="ce3" office:value-type="string" calcext:value-type="string">
            <text:p>PCB board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C19]*[.D19]" office:value-type="string" office:string-value="8.90 €" calcext:value-type="string">
            <text:p>8.90 €</text:p>
          </table:table-cell>
          <table:table-cell table:style-name="ce3" office:value-type="string" calcext:value-type="string">
            <text:p>(Packet of 3, need 1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TOTAL</text:p>
          </table:table-cell>
          <table:table-cell table:style-name="ce18" table:formula="of:=SUM([.E3:.E19])" office:value-type="string" office:string-value="149.77 €" calcext:value-type="string">
            <text:p>149.77 €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i-2" style:display-name="PageStyle_RPi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therStation" style:display-name="PageStyle_WeatherSt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1" meta:object-count="0"/>
    <meta:generator>LibreOfficeDev/5.1.0.3$Linux_X86_64 LibreOffice_project/</meta:generator>
  </office:meta>
</office:document-meta>
</file>